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tyByteBufEncoderTests.can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ttyByteBufEncoderTests.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ttyByteBufEncoderTests.NettyByteBufEn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